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0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36"/>
    <style:style style:name="ce39" style:family="table-cell" style:parent-style-name="Default" style:data-style-name="N142"/>
    <style:style style:name="ce40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[.D15]/[.C15]-1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[.D16]/[.C16]-1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[.D17]/[.C17]-1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[.D24]/[.C24]-1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[.D25]/[.C25]-1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[.D26]/[.C26]-1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[.D27]/[.C27]-1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8"/>
        <table:table-column table:style-name="co10" table:default-cell-style-name="ce29"/>
        <table:table-column table:style-name="co11" table:default-cell-style-name="ce39"/>
        <table:table-column table:style-name="co12" table:default-cell-style-name="ce38"/>
        <table:table-column table:style-name="co12" table:visibility="collapse" table:default-cell-style-name="ce38"/>
        <table:table-column table:style-name="co13" table:default-cell-style-name="ce39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0"/>
          <table:table-cell table:style-name="ce40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[.B13]/[.E13]-1;&quot;&quot;)">
            <text:p/>
          </table:table-cell>
          <table:table-cell table:style-name="ce41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 table:style-name="ce41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8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8:28:34.742547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8T18:29:54.022523178</dc:date>
    <meta:editing-duration>PT7H57M25S</meta:editing-duration>
    <meta:editing-cycles>36</meta:editing-cycles>
    <meta:generator>LibreOffice/5.0.6.2$Linux_X86_64 LibreOffice_project/00$Build-2</meta:generator>
    <meta:document-statistic meta:table-count="4" meta:cell-count="1499" meta:object-count="0"/>
  </office:meta>
</office:document-meta>
</file>